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6pt"/>
    </style:style>
    <style:style style:name="co2" style:family="table-column">
      <style:table-column-properties fo:break-before="auto" style:column-width="117.89pt"/>
    </style:style>
    <style:style style:name="co3" style:family="table-column">
      <style:table-column-properties fo:break-before="auto" style:column-width="122.6pt"/>
    </style:style>
    <style:style style:name="co4" style:family="table-column">
      <style:table-column-properties fo:break-before="auto" style:column-width="130.56pt"/>
    </style:style>
    <style:style style:name="co5" style:family="table-column">
      <style:table-column-properties fo:break-before="auto" style:column-width="135.24pt"/>
    </style:style>
    <style:style style:name="co6" style:family="table-column">
      <style:table-column-properties fo:break-before="auto" style:column-width="134.31pt"/>
    </style:style>
    <style:style style:name="co7" style:family="table-column">
      <style:table-column-properties fo:break-before="auto" style:column-width="139.01pt"/>
    </style:style>
    <style:style style:name="co8" style:family="table-column">
      <style:table-column-properties fo:break-before="auto" style:column-width="112.76pt"/>
    </style:style>
    <style:style style:name="co9" style:family="table-column">
      <style:table-column-properties fo:break-before="auto" style:column-width="117.44pt"/>
    </style:style>
    <style:style style:name="co10" style:family="table-column">
      <style:table-column-properties fo:break-before="auto" style:column-width="151.14pt"/>
    </style:style>
    <style:style style:name="co11" style:family="table-column">
      <style:table-column-properties fo:break-before="auto" style:column-width="155.7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stat_memtier" table:style-name="ta1">
        <table:shapes>
          <draw:frame draw:z-index="0" draw:style-name="gr1" draw:text-style-name="P1" svg:width="453.51pt" svg:height="255.09pt" svg:x="0pt" svg:y="149.3pt">
            <loext:p draw:notify-on-update-of-ranges="dstat_memtier.A1:dstat_memtier.A1 dstat_memtier.A2:dstat_memtier.A12 dstat_memtier.B1:dstat_memtier.B1 dstat_memtier.B2:dstat_memtier.B12 dstat_memtier.C1:dstat_memtier.C1 dstat_memtier.C2:dstat_memtier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00.78pt" svg:y="304.33pt">
            <loext:p draw:notify-on-update-of-ranges="dstat_memtier.A1:dstat_memtier.A1 dstat_memtier.A2:dstat_memtier.A12 dstat_memtier.D1:dstat_memtier.D1 dstat_memtier.D2:dstat_memtier.D12 dstat_memtier.E1:dstat_memtier.E1 dstat_memtier.E2:dstat_memtier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80.76pt" svg:y="145.53pt">
            <loext:p draw:notify-on-update-of-ranges="dstat_memtier.A1:dstat_memtier.A1 dstat_memtier.A2:dstat_memtier.A12 dstat_memtier.F1:dstat_memtier.F1 dstat_memtier.F2:dstat_memtier.F12 dstat_memtier.G1:dstat_memtier.G1 dstat_memtier.G2:dstat_memtier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869.24pt" svg:y="295.8pt">
            <loext:p draw:notify-on-update-of-ranges="dstat_memtier.A1:dstat_memtier.A1 dstat_memtier.A2:dstat_memtier.A12 dstat_memtier.H1:dstat_memtier.H1 dstat_memtier.H2:dstat_memtier.H12 dstat_memtier.I1:dstat_memtier.I1 dstat_memtier.I2:dstat_memtier.I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173.66pt" svg:y="147.88pt">
            <loext:p draw:notify-on-update-of-ranges="dstat_memtier.A1:dstat_memtier.A1 dstat_memtier.A2:dstat_memtier.A12 dstat_memtier.J1:dstat_memtier.J1 dstat_memtier.J2:dstat_memtier.J12 dstat_memtier.K1:dstat_memtier.K1 dstat_memtier.K2:dstat_memtier.K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User CPU - READ-ONLY</text:p>
          </table:table-cell>
          <table:table-cell office:value-type="string" calcext:value-type="string">
            <text:p>User CPU - WRITE-ONLY</text:p>
          </table:table-cell>
          <table:table-cell office:value-type="string" calcext:value-type="string">
            <text:p>System CPU - READ-ONLY</text:p>
          </table:table-cell>
          <table:table-cell office:value-type="string" calcext:value-type="string">
            <text:p>System CPU - WRITE-ONLY</text:p>
          </table:table-cell>
          <table:table-cell office:value-type="string" calcext:value-type="string">
            <text:p>Net-Received - READ-ONLY</text:p>
          </table:table-cell>
          <table:table-cell office:value-type="string" calcext:value-type="string">
            <text:p>Net-Received - WRITE-ONLY</text:p>
          </table:table-cell>
          <table:table-cell office:value-type="string" calcext:value-type="string">
            <text:p>Net-Sent - READ-ONLY</text:p>
          </table:table-cell>
          <table:table-cell office:value-type="string" calcext:value-type="string">
            <text:p>Net-Sent - WRITE-ONLY</text:p>
          </table:table-cell>
          <table:table-cell office:value-type="string" calcext:value-type="string">
            <text:p>Context Switches - READ-ONLY</text:p>
          </table:table-cell>
          <table:table-cell office:value-type="string" calcext:value-type="string">
            <text:p>Context Switches - WRITE-ONL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4413888889" calcext:value-type="float">
            <text:p>2.6441388889</text:p>
          </table:table-cell>
          <table:table-cell office:value-type="float" office:value="2.41077777778" calcext:value-type="float">
            <text:p>2.4107777778</text:p>
          </table:table-cell>
          <table:table-cell office:value-type="float" office:value="3.58820410628" calcext:value-type="float">
            <text:p>3.5882041063</text:p>
          </table:table-cell>
          <table:table-cell office:value-type="float" office:value="3.59392874396" calcext:value-type="float">
            <text:p>3.593928744</text:p>
          </table:table-cell>
          <table:table-cell office:value-type="float" office:value="1966195.81039" calcext:value-type="float">
            <text:p>1966195.81039</text:p>
          </table:table-cell>
          <table:table-cell office:value-type="float" office:value="132899.204106" calcext:value-type="float">
            <text:p>132899.204106</text:p>
          </table:table-cell>
          <table:table-cell office:value-type="float" office:value="147384.960145" calcext:value-type="float">
            <text:p>147384.960145</text:p>
          </table:table-cell>
          <table:table-cell office:value-type="float" office:value="2013181.70169" calcext:value-type="float">
            <text:p>2013181.70169</text:p>
          </table:table-cell>
          <table:table-cell office:value-type="float" office:value="4337.83018599" calcext:value-type="float">
            <text:p>4337.83018599</text:p>
          </table:table-cell>
          <table:table-cell office:value-type="float" office:value="4403.09314493" calcext:value-type="float">
            <text:p>4403.093144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3782729469" calcext:value-type="float">
            <text:p>2.9378272947</text:p>
          </table:table-cell>
          <table:table-cell office:value-type="float" office:value="4.65180072464" calcext:value-type="float">
            <text:p>4.6518007246</text:p>
          </table:table-cell>
          <table:table-cell office:value-type="float" office:value="3.99525966184" calcext:value-type="float">
            <text:p>3.9952596618</text:p>
          </table:table-cell>
          <table:table-cell office:value-type="float" office:value="6.51418115942" calcext:value-type="float">
            <text:p>6.5141811594</text:p>
          </table:table-cell>
          <table:table-cell office:value-type="float" office:value="4076643.19928" calcext:value-type="float">
            <text:p>4076643.19928</text:p>
          </table:table-cell>
          <table:table-cell office:value-type="float" office:value="438871.890097" calcext:value-type="float">
            <text:p>438871.890097</text:p>
          </table:table-cell>
          <table:table-cell office:value-type="float" office:value="304949.245169" calcext:value-type="float">
            <text:p>304949.245169</text:p>
          </table:table-cell>
          <table:table-cell office:value-type="float" office:value="6653764.46981" calcext:value-type="float">
            <text:p>6653764.46981</text:p>
          </table:table-cell>
          <table:table-cell office:value-type="float" office:value="2517.36818116" calcext:value-type="float">
            <text:p>2517.36818116</text:p>
          </table:table-cell>
          <table:table-cell office:value-type="float" office:value="3631.89925604" calcext:value-type="float">
            <text:p>3631.899256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9083937198" calcext:value-type="float">
            <text:p>2.690839372</text:p>
          </table:table-cell>
          <table:table-cell office:value-type="float" office:value="4.473602657" calcext:value-type="float">
            <text:p>4.473602657</text:p>
          </table:table-cell>
          <table:table-cell office:value-type="float" office:value="3.77407246377" calcext:value-type="float">
            <text:p>3.7740724638</text:p>
          </table:table-cell>
          <table:table-cell office:value-type="float" office:value="6.31801207729" calcext:value-type="float">
            <text:p>6.3180120773</text:p>
          </table:table-cell>
          <table:table-cell office:value-type="float" office:value="4077621.33213" calcext:value-type="float">
            <text:p>4077621.33213</text:p>
          </table:table-cell>
          <table:table-cell office:value-type="float" office:value="473288.948068" calcext:value-type="float">
            <text:p>473288.948068</text:p>
          </table:table-cell>
          <table:table-cell office:value-type="float" office:value="305012.950483" calcext:value-type="float">
            <text:p>305012.950483</text:p>
          </table:table-cell>
          <table:table-cell office:value-type="float" office:value="7175698.05556" calcext:value-type="float">
            <text:p>7175698.05556</text:p>
          </table:table-cell>
          <table:table-cell office:value-type="float" office:value="2080.70670411" calcext:value-type="float">
            <text:p>2080.70670411</text:p>
          </table:table-cell>
          <table:table-cell office:value-type="float" office:value="2966.79165097" calcext:value-type="float">
            <text:p>2966.79165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73518478261" calcext:value-type="float">
            <text:p>2.7351847826</text:p>
          </table:table-cell>
          <table:table-cell office:value-type="float" office:value="4.76474637681" calcext:value-type="float">
            <text:p>4.7647463768</text:p>
          </table:table-cell>
          <table:table-cell office:value-type="float" office:value="3.83831763285" calcext:value-type="float">
            <text:p>3.8383176329</text:p>
          </table:table-cell>
          <table:table-cell office:value-type="float" office:value="6.74750362319" calcext:value-type="float">
            <text:p>6.7475036232</text:p>
          </table:table-cell>
          <table:table-cell office:value-type="float" office:value="4078278.42391" calcext:value-type="float">
            <text:p>4078278.42391</text:p>
          </table:table-cell>
          <table:table-cell office:value-type="float" office:value="570105.415459" calcext:value-type="float">
            <text:p>570105.415459</text:p>
          </table:table-cell>
          <table:table-cell office:value-type="float" office:value="305070.365942" calcext:value-type="float">
            <text:p>305070.365942</text:p>
          </table:table-cell>
          <table:table-cell office:value-type="float" office:value="8643943.07126" calcext:value-type="float">
            <text:p>8643943.07126</text:p>
          </table:table-cell>
          <table:table-cell office:value-type="float" office:value="1802.68101691" calcext:value-type="float">
            <text:p>1802.68101691</text:p>
          </table:table-cell>
          <table:table-cell office:value-type="float" office:value="2622.62114734" calcext:value-type="float">
            <text:p>2622.621147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56571859903" calcext:value-type="float">
            <text:p>2.565718599</text:p>
          </table:table-cell>
          <table:table-cell office:value-type="float" office:value="5.45874516908" calcext:value-type="float">
            <text:p>5.4587451691</text:p>
          </table:table-cell>
          <table:table-cell office:value-type="float" office:value="3.74696618357" calcext:value-type="float">
            <text:p>3.7469661836</text:p>
          </table:table-cell>
          <table:table-cell office:value-type="float" office:value="7.62742391304" calcext:value-type="float">
            <text:p>7.627423913</text:p>
          </table:table-cell>
          <table:table-cell office:value-type="float" office:value="4080039.91667" calcext:value-type="float">
            <text:p>4080039.91667</text:p>
          </table:table-cell>
          <table:table-cell office:value-type="float" office:value="651623.192029" calcext:value-type="float">
            <text:p>651623.192029</text:p>
          </table:table-cell>
          <table:table-cell office:value-type="float" office:value="305238.124396" calcext:value-type="float">
            <text:p>305238.124396</text:p>
          </table:table-cell>
          <table:table-cell office:value-type="float" office:value="9879882.61473" calcext:value-type="float">
            <text:p>9879882.61473</text:p>
          </table:table-cell>
          <table:table-cell office:value-type="float" office:value="1657.21443961" calcext:value-type="float">
            <text:p>1657.21443961</text:p>
          </table:table-cell>
          <table:table-cell office:value-type="float" office:value="2573.30322464" calcext:value-type="float">
            <text:p>2573.303224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64538888889" calcext:value-type="float">
            <text:p>2.6453888889</text:p>
          </table:table-cell>
          <table:table-cell office:value-type="float" office:value="5.80336111111" calcext:value-type="float">
            <text:p>5.8033611111</text:p>
          </table:table-cell>
          <table:table-cell office:value-type="float" office:value="3.90894323671" calcext:value-type="float">
            <text:p>3.9089432367</text:p>
          </table:table-cell>
          <table:table-cell office:value-type="float" office:value="8.03696256039" calcext:value-type="float">
            <text:p>8.0369625604</text:p>
          </table:table-cell>
          <table:table-cell office:value-type="float" office:value="4085535.33816" calcext:value-type="float">
            <text:p>4085535.33816</text:p>
          </table:table-cell>
          <table:table-cell office:value-type="float" office:value="690117.169082" calcext:value-type="float">
            <text:p>690117.169082</text:p>
          </table:table-cell>
          <table:table-cell office:value-type="float" office:value="305648.14372" calcext:value-type="float">
            <text:p>305648.14372</text:p>
          </table:table-cell>
          <table:table-cell office:value-type="float" office:value="10463781.1498" calcext:value-type="float">
            <text:p>10463781.1498</text:p>
          </table:table-cell>
          <table:table-cell office:value-type="float" office:value="1574.63635507" calcext:value-type="float">
            <text:p>1574.63635507</text:p>
          </table:table-cell>
          <table:table-cell office:value-type="float" office:value="2484.86237802" calcext:value-type="float">
            <text:p>2484.862378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63140338164" calcext:value-type="float">
            <text:p>2.6314033816</text:p>
          </table:table-cell>
          <table:table-cell office:value-type="float" office:value="6.17543236715" calcext:value-type="float">
            <text:p>6.1754323672</text:p>
          </table:table-cell>
          <table:table-cell office:value-type="float" office:value="3.93192149758" calcext:value-type="float">
            <text:p>3.9319214976</text:p>
          </table:table-cell>
          <table:table-cell office:value-type="float" office:value="8.55079347826" calcext:value-type="float">
            <text:p>8.5507934783</text:p>
          </table:table-cell>
          <table:table-cell office:value-type="float" office:value="4081077.38164" calcext:value-type="float">
            <text:p>4081077.38164</text:p>
          </table:table-cell>
          <table:table-cell office:value-type="float" office:value="737550.59058" calcext:value-type="float">
            <text:p>737550.59058</text:p>
          </table:table-cell>
          <table:table-cell office:value-type="float" office:value="305339.974638" calcext:value-type="float">
            <text:p>305339.974638</text:p>
          </table:table-cell>
          <table:table-cell office:value-type="float" office:value="11183009.1147" calcext:value-type="float">
            <text:p>11183009.1147</text:p>
          </table:table-cell>
          <table:table-cell office:value-type="float" office:value="1507.17176449" calcext:value-type="float">
            <text:p>1507.17176449</text:p>
          </table:table-cell>
          <table:table-cell office:value-type="float" office:value="2367.06783937" calcext:value-type="float">
            <text:p>2367.067839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81136835749" calcext:value-type="float">
            <text:p>2.8113683575</text:p>
          </table:table-cell>
          <table:table-cell office:value-type="float" office:value="6.18113405797" calcext:value-type="float">
            <text:p>6.181134058</text:p>
          </table:table-cell>
          <table:table-cell office:value-type="float" office:value="4.07675724638" calcext:value-type="float">
            <text:p>4.0767572464</text:p>
          </table:table-cell>
          <table:table-cell office:value-type="float" office:value="8.66230434783" calcext:value-type="float">
            <text:p>8.6623043478</text:p>
          </table:table-cell>
          <table:table-cell office:value-type="float" office:value="4044513.16667" calcext:value-type="float">
            <text:p>4044513.16667</text:p>
          </table:table-cell>
          <table:table-cell office:value-type="float" office:value="741950.771739" calcext:value-type="float">
            <text:p>741950.771739</text:p>
          </table:table-cell>
          <table:table-cell office:value-type="float" office:value="302777.198068" calcext:value-type="float">
            <text:p>302777.198068</text:p>
          </table:table-cell>
          <table:table-cell office:value-type="float" office:value="11249402.3502" calcext:value-type="float">
            <text:p>11249402.3502</text:p>
          </table:table-cell>
          <table:table-cell office:value-type="float" office:value="1465.53120773" calcext:value-type="float">
            <text:p>1465.53120773</text:p>
          </table:table-cell>
          <table:table-cell office:value-type="float" office:value="2222.59302536" calcext:value-type="float">
            <text:p>2222.593025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70293855422" calcext:value-type="float">
            <text:p>2.7029385542</text:p>
          </table:table-cell>
          <table:table-cell office:value-type="float" office:value="6.64038888889" calcext:value-type="float">
            <text:p>6.6403888889</text:p>
          </table:table-cell>
          <table:table-cell office:value-type="float" office:value="3.95294819277" calcext:value-type="float">
            <text:p>3.9529481928</text:p>
          </table:table-cell>
          <table:table-cell office:value-type="float" office:value="9.34361714976" calcext:value-type="float">
            <text:p>9.3436171498</text:p>
          </table:table-cell>
          <table:table-cell office:value-type="float" office:value="4078805.85422" calcext:value-type="float">
            <text:p>4078805.85422</text:p>
          </table:table-cell>
          <table:table-cell office:value-type="float" office:value="799465.891304" calcext:value-type="float">
            <text:p>799465.891304</text:p>
          </table:table-cell>
          <table:table-cell office:value-type="float" office:value="305779.871084" calcext:value-type="float">
            <text:p>305779.871084</text:p>
          </table:table-cell>
          <table:table-cell office:value-type="float" office:value="12121603.1377" calcext:value-type="float">
            <text:p>12121603.1377</text:p>
          </table:table-cell>
          <table:table-cell office:value-type="float" office:value="1458.13340723" calcext:value-type="float">
            <text:p>1458.13340723</text:p>
          </table:table-cell>
          <table:table-cell office:value-type="float" office:value="1961.35688527" calcext:value-type="float">
            <text:p>1961.356885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58669927536" calcext:value-type="float">
            <text:p>2.5866992754</text:p>
          </table:table-cell>
          <table:table-cell office:value-type="float" office:value="7.08682729469" calcext:value-type="float">
            <text:p>7.0868272947</text:p>
          </table:table-cell>
          <table:table-cell office:value-type="float" office:value="3.81120531401" calcext:value-type="float">
            <text:p>3.811205314</text:p>
          </table:table-cell>
          <table:table-cell office:value-type="float" office:value="10.062115942" calcext:value-type="float">
            <text:p>10.062115942</text:p>
          </table:table-cell>
          <table:table-cell office:value-type="float" office:value="4079999.83575" calcext:value-type="float">
            <text:p>4079999.83575</text:p>
          </table:table-cell>
          <table:table-cell office:value-type="float" office:value="819440.434783" calcext:value-type="float">
            <text:p>819440.434783</text:p>
          </table:table-cell>
          <table:table-cell office:value-type="float" office:value="308831.917874" calcext:value-type="float">
            <text:p>308831.917874</text:p>
          </table:table-cell>
          <table:table-cell office:value-type="float" office:value="12423919.2271" calcext:value-type="float">
            <text:p>12423919.2271</text:p>
          </table:table-cell>
          <table:table-cell office:value-type="float" office:value="1443.73179227" calcext:value-type="float">
            <text:p>1443.73179227</text:p>
          </table:table-cell>
          <table:table-cell office:value-type="float" office:value="1872.76498188" calcext:value-type="float">
            <text:p>1872.764981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84894565217" calcext:value-type="float">
            <text:p>2.8489456522</text:p>
          </table:table-cell>
          <table:table-cell office:value-type="float" office:value="7.05657125604" calcext:value-type="float">
            <text:p>7.056571256</text:p>
          </table:table-cell>
          <table:table-cell office:value-type="float" office:value="4.08460990338" calcext:value-type="float">
            <text:p>4.0846099034</text:p>
          </table:table-cell>
          <table:table-cell office:value-type="float" office:value="9.99083695652" calcext:value-type="float">
            <text:p>9.9908369565</text:p>
          </table:table-cell>
          <table:table-cell office:value-type="float" office:value="4084649.41184" calcext:value-type="float">
            <text:p>4084649.41184</text:p>
          </table:table-cell>
          <table:table-cell office:value-type="float" office:value="803677.812802" calcext:value-type="float">
            <text:p>803677.812802</text:p>
          </table:table-cell>
          <table:table-cell office:value-type="float" office:value="314306.971014" calcext:value-type="float">
            <text:p>314306.971014</text:p>
          </table:table-cell>
          <table:table-cell office:value-type="float" office:value="12184485.8853" calcext:value-type="float">
            <text:p>12184485.8853</text:p>
          </table:table-cell>
          <table:table-cell office:value-type="float" office:value="1455.86597101" calcext:value-type="float">
            <text:p>1455.86597101</text:p>
          </table:table-cell>
          <table:table-cell office:value-type="float" office:value="2010.41721377" calcext:value-type="float">
            <text:p>2010.417213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1T18:52:52.161958690</dc:date>
    <meta:editing-duration>PT7M13S</meta:editing-duration>
    <meta:editing-cycles>1</meta:editing-cycles>
    <meta:document-statistic meta:table-count="1" meta:cell-count="132" meta:object-count="5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05cm" svg:y="3.967cm" style:legend-expansion="high" chart:style-name="ch2"/>
        <chart:plot-area chart:style-name="ch3" table:cell-range-address="dstat_memtier.A1:dstat_memtier.C12" chart:data-source-has-labels="both" svg:x="0.32cm" svg:y="0.18cm" svg:width="9.965cm" svg:height="8.64cm">
          <chartooo:coordinate-region svg:x="0.969cm" svg:y="0.372cm" svg:width="9.115cm" svg:height="7.816cm"/>
          <chart:axis chart:dimension="x" chart:name="primary-x" chart:style-name="ch4" chartooo:axis-type="auto">
            <chartooo:date-scale/>
            <chart:categories table:cell-range-address="dstat_memtier.A2:dstat_memtier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stat_memtier.B2:dstat_memtier.B12" chart:label-cell-address="dstat_memtier.B1:dstat_memtier.B1" chart:class="chart:line">
            <chart:data-point chart:repeated="11"/>
          </chart:series>
          <chart:series chart:style-name="ch8" chart:values-cell-range-address="dstat_memtier.C2:dstat_memtier.C12" chart:label-cell-address="dstat_memtier.C1:dstat_memtier.C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CPU - READ-ONLY</text:p>
                <draw:g>
                  <svg:desc>dstat_memtier.B1:dstat_memtier.B1</svg:desc>
                </draw:g>
              </table:table-cell>
              <table:table-cell office:value-type="string">
                <text:p>User CPU - WRITE-ONLY</text:p>
                <draw:g>
                  <svg:desc>dstat_memtier.C1:dstat_memtier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stat_memtier.A2:dstat_memtier.A12</svg:desc>
                </draw:g>
              </table:table-cell>
              <table:table-cell office:value-type="float" office:value="2.64413888889">
                <text:p>2.64413888889</text:p>
                <draw:g>
                  <svg:desc>dstat_memtier.B2:dstat_memtier.B12</svg:desc>
                </draw:g>
              </table:table-cell>
              <table:table-cell office:value-type="float" office:value="2.41077777778">
                <text:p>2.41077777778</text:p>
                <draw:g>
                  <svg:desc>dstat_memtier.C2:dstat_memtier.C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93782729469">
                <text:p>2.93782729469</text:p>
              </table:table-cell>
              <table:table-cell office:value-type="float" office:value="4.65180072464">
                <text:p>4.651800724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69083937198">
                <text:p>2.69083937198</text:p>
              </table:table-cell>
              <table:table-cell office:value-type="float" office:value="4.473602657">
                <text:p>4.47360265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73518478261">
                <text:p>2.73518478261</text:p>
              </table:table-cell>
              <table:table-cell office:value-type="float" office:value="4.76474637681">
                <text:p>4.7647463768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56571859903">
                <text:p>2.56571859903</text:p>
              </table:table-cell>
              <table:table-cell office:value-type="float" office:value="5.45874516908">
                <text:p>5.4587451690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64538888889">
                <text:p>2.64538888889</text:p>
              </table:table-cell>
              <table:table-cell office:value-type="float" office:value="5.80336111111">
                <text:p>5.8033611111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63140338164">
                <text:p>2.63140338164</text:p>
              </table:table-cell>
              <table:table-cell office:value-type="float" office:value="6.17543236715">
                <text:p>6.1754323671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81136835749">
                <text:p>2.81136835749</text:p>
              </table:table-cell>
              <table:table-cell office:value-type="float" office:value="6.18113405797">
                <text:p>6.1811340579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.70293855422">
                <text:p>2.70293855422</text:p>
              </table:table-cell>
              <table:table-cell office:value-type="float" office:value="6.64038888889">
                <text:p>6.6403888888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.58669927536">
                <text:p>2.58669927536</text:p>
              </table:table-cell>
              <table:table-cell office:value-type="float" office:value="7.08682729469">
                <text:p>7.0868272946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84894565217">
                <text:p>2.84894565217</text:p>
              </table:table-cell>
              <table:table-cell office:value-type="float" office:value="7.05657125604">
                <text:p>7.056571256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157cm" svg:y="3.967cm" style:legend-expansion="high" chart:style-name="ch2"/>
        <chart:plot-area chart:style-name="ch3" table:cell-range-address="dstat_memtier.A1:dstat_memtier.A12 dstat_memtier.D1:dstat_memtier.E12" chart:data-source-has-labels="both" svg:x="0.32cm" svg:y="0.18cm" svg:width="9.517cm" svg:height="8.64cm">
          <chartooo:coordinate-region svg:x="0.969cm" svg:y="0.372cm" svg:width="8.667cm" svg:height="7.816cm"/>
          <chart:axis chart:dimension="x" chart:name="primary-x" chart:style-name="ch4" chartooo:axis-type="auto">
            <chartooo:date-scale/>
            <chart:categories table:cell-range-address="dstat_memtier.A2:dstat_memtier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stat_memtier.D2:dstat_memtier.D12" chart:label-cell-address="dstat_memtier.D1:dstat_memtier.D1" chart:class="chart:line">
            <chart:data-point chart:repeated="11"/>
          </chart:series>
          <chart:series chart:style-name="ch8" chart:values-cell-range-address="dstat_memtier.E2:dstat_memtier.E12" chart:label-cell-address="dstat_memtier.E1:dstat_memtier.E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em CPU - READ-ONLY</text:p>
                <draw:g>
                  <svg:desc>dstat_memtier.D1:dstat_memtier.D1</svg:desc>
                </draw:g>
              </table:table-cell>
              <table:table-cell office:value-type="string">
                <text:p>System CPU - WRITE-ONLY</text:p>
                <draw:g>
                  <svg:desc>dstat_memtier.E1:dstat_memtier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stat_memtier.A2:dstat_memtier.A12</svg:desc>
                </draw:g>
              </table:table-cell>
              <table:table-cell office:value-type="float" office:value="3.58820410628">
                <text:p>3.58820410628</text:p>
                <draw:g>
                  <svg:desc>dstat_memtier.D2:dstat_memtier.D12</svg:desc>
                </draw:g>
              </table:table-cell>
              <table:table-cell office:value-type="float" office:value="3.59392874396">
                <text:p>3.59392874396</text:p>
                <draw:g>
                  <svg:desc>dstat_memtier.E2:dstat_memtier.E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99525966184">
                <text:p>3.99525966184</text:p>
              </table:table-cell>
              <table:table-cell office:value-type="float" office:value="6.51418115942">
                <text:p>6.514181159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77407246377">
                <text:p>3.77407246377</text:p>
              </table:table-cell>
              <table:table-cell office:value-type="float" office:value="6.31801207729">
                <text:p>6.318012077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83831763285">
                <text:p>3.83831763285</text:p>
              </table:table-cell>
              <table:table-cell office:value-type="float" office:value="6.74750362319">
                <text:p>6.747503623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.74696618357">
                <text:p>3.74696618357</text:p>
              </table:table-cell>
              <table:table-cell office:value-type="float" office:value="7.62742391304">
                <text:p>7.6274239130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.90894323671">
                <text:p>3.90894323671</text:p>
              </table:table-cell>
              <table:table-cell office:value-type="float" office:value="8.03696256039">
                <text:p>8.0369625603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.93192149758">
                <text:p>3.93192149758</text:p>
              </table:table-cell>
              <table:table-cell office:value-type="float" office:value="8.55079347826">
                <text:p>8.5507934782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.07675724638">
                <text:p>4.07675724638</text:p>
              </table:table-cell>
              <table:table-cell office:value-type="float" office:value="8.66230434783">
                <text:p>8.6623043478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95294819277">
                <text:p>3.95294819277</text:p>
              </table:table-cell>
              <table:table-cell office:value-type="float" office:value="9.34361714976">
                <text:p>9.343617149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.81120531401">
                <text:p>3.81120531401</text:p>
              </table:table-cell>
              <table:table-cell office:value-type="float" office:value="10.062115942">
                <text:p>10.06211594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.08460990338">
                <text:p>4.08460990338</text:p>
              </table:table-cell>
              <table:table-cell office:value-type="float" office:value="9.99083695652">
                <text:p>9.990836956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024cm" svg:y="3.967cm" style:legend-expansion="high" chart:style-name="ch2"/>
        <chart:plot-area chart:style-name="ch3" table:cell-range-address="dstat_memtier.A1:dstat_memtier.A12 dstat_memtier.F1:dstat_memtier.G12" chart:data-source-has-labels="both" svg:x="0.32cm" svg:y="0.18cm" svg:width="9.384cm" svg:height="8.64cm">
          <chartooo:coordinate-region svg:x="1.966cm" svg:y="0.372cm" svg:width="7.537cm" svg:height="7.816cm"/>
          <chart:axis chart:dimension="x" chart:name="primary-x" chart:style-name="ch4" chartooo:axis-type="auto">
            <chartooo:date-scale/>
            <chart:categories table:cell-range-address="dstat_memtier.A2:dstat_memtier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stat_memtier.F2:dstat_memtier.F12" chart:label-cell-address="dstat_memtier.F1:dstat_memtier.F1" chart:class="chart:line">
            <chart:data-point chart:repeated="11"/>
          </chart:series>
          <chart:series chart:style-name="ch7" chart:values-cell-range-address="dstat_memtier.G2:dstat_memtier.G12" chart:label-cell-address="dstat_memtier.G1:dstat_memtier.G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-Received - READ-ONLY</text:p>
                <draw:g>
                  <svg:desc>dstat_memtier.F1:dstat_memtier.F1</svg:desc>
                </draw:g>
              </table:table-cell>
              <table:table-cell office:value-type="string">
                <text:p>Net-Received - WRITE-ONLY</text:p>
                <draw:g>
                  <svg:desc>dstat_memtier.G1:dstat_memtier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stat_memtier.A2:dstat_memtier.A12</svg:desc>
                </draw:g>
              </table:table-cell>
              <table:table-cell office:value-type="float" office:value="1966195.81039">
                <text:p>1966195.81039</text:p>
                <draw:g>
                  <svg:desc>dstat_memtier.F2:dstat_memtier.F12</svg:desc>
                </draw:g>
              </table:table-cell>
              <table:table-cell office:value-type="float" office:value="132899.204106">
                <text:p>132899.204106</text:p>
                <draw:g>
                  <svg:desc>dstat_memtier.G2:dstat_memtier.G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076643.19928">
                <text:p>4076643.19928</text:p>
              </table:table-cell>
              <table:table-cell office:value-type="float" office:value="438871.890097">
                <text:p>438871.8900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77621.33213">
                <text:p>4077621.33213</text:p>
              </table:table-cell>
              <table:table-cell office:value-type="float" office:value="473288.948068">
                <text:p>473288.9480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078278.42391">
                <text:p>4078278.42391</text:p>
              </table:table-cell>
              <table:table-cell office:value-type="float" office:value="570105.415459">
                <text:p>570105.41545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080039.91667">
                <text:p>4080039.91667</text:p>
              </table:table-cell>
              <table:table-cell office:value-type="float" office:value="651623.192029">
                <text:p>651623.19202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085535.33816">
                <text:p>4085535.33816</text:p>
              </table:table-cell>
              <table:table-cell office:value-type="float" office:value="690117.169082">
                <text:p>690117.16908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081077.38164">
                <text:p>4081077.38164</text:p>
              </table:table-cell>
              <table:table-cell office:value-type="float" office:value="737550.59058">
                <text:p>737550.590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044513.16667">
                <text:p>4044513.16667</text:p>
              </table:table-cell>
              <table:table-cell office:value-type="float" office:value="741950.771739">
                <text:p>741950.77173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078805.85422">
                <text:p>4078805.85422</text:p>
              </table:table-cell>
              <table:table-cell office:value-type="float" office:value="799465.891304">
                <text:p>799465.8913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079999.83575">
                <text:p>4079999.83575</text:p>
              </table:table-cell>
              <table:table-cell office:value-type="float" office:value="819440.434783">
                <text:p>819440.43478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084649.41184">
                <text:p>4084649.41184</text:p>
              </table:table-cell>
              <table:table-cell office:value-type="float" office:value="803677.812802">
                <text:p>803677.8128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88cm" svg:y="3.967cm" style:legend-expansion="high" chart:style-name="ch2"/>
        <chart:plot-area chart:style-name="ch3" table:cell-range-address="dstat_memtier.A1:dstat_memtier.A12 dstat_memtier.H1:dstat_memtier.I12" chart:data-source-has-labels="both" svg:x="0.32cm" svg:y="0.18cm" svg:width="10.148cm" svg:height="8.64cm">
          <chartooo:coordinate-region svg:x="1.966cm" svg:y="0.372cm" svg:width="8.102cm" svg:height="7.816cm"/>
          <chart:axis chart:dimension="x" chart:name="primary-x" chart:style-name="ch4" chartooo:axis-type="auto">
            <chartooo:date-scale/>
            <chart:categories table:cell-range-address="dstat_memtier.A2:dstat_memtier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stat_memtier.H2:dstat_memtier.H12" chart:label-cell-address="dstat_memtier.H1:dstat_memtier.H1" chart:class="chart:line">
            <chart:data-point chart:repeated="11"/>
          </chart:series>
          <chart:series chart:style-name="ch7" chart:values-cell-range-address="dstat_memtier.I2:dstat_memtier.I12" chart:label-cell-address="dstat_memtier.I1:dstat_memtier.I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-Sent - READ-ONLY</text:p>
                <draw:g>
                  <svg:desc>dstat_memtier.H1:dstat_memtier.H1</svg:desc>
                </draw:g>
              </table:table-cell>
              <table:table-cell office:value-type="string">
                <text:p>Net-Sent - WRITE-ONLY</text:p>
                <draw:g>
                  <svg:desc>dstat_memtier.I1:dstat_memtier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stat_memtier.A2:dstat_memtier.A12</svg:desc>
                </draw:g>
              </table:table-cell>
              <table:table-cell office:value-type="float" office:value="147384.960145">
                <text:p>147384.960145</text:p>
                <draw:g>
                  <svg:desc>dstat_memtier.H2:dstat_memtier.H12</svg:desc>
                </draw:g>
              </table:table-cell>
              <table:table-cell office:value-type="float" office:value="2013181.70169">
                <text:p>2013181.70169</text:p>
                <draw:g>
                  <svg:desc>dstat_memtier.I2:dstat_memtier.I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04949.245169">
                <text:p>304949.245169</text:p>
              </table:table-cell>
              <table:table-cell office:value-type="float" office:value="6653764.46981">
                <text:p>6653764.469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05012.950483">
                <text:p>305012.950483</text:p>
              </table:table-cell>
              <table:table-cell office:value-type="float" office:value="7175698.05556">
                <text:p>7175698.055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5070.365942">
                <text:p>305070.365942</text:p>
              </table:table-cell>
              <table:table-cell office:value-type="float" office:value="8643943.07126">
                <text:p>8643943.0712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05238.124396">
                <text:p>305238.124396</text:p>
              </table:table-cell>
              <table:table-cell office:value-type="float" office:value="9879882.61473">
                <text:p>9879882.6147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05648.14372">
                <text:p>305648.14372</text:p>
              </table:table-cell>
              <table:table-cell office:value-type="float" office:value="10463781.1498">
                <text:p>10463781.149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05339.974638">
                <text:p>305339.974638</text:p>
              </table:table-cell>
              <table:table-cell office:value-type="float" office:value="11183009.1147">
                <text:p>11183009.114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02777.198068">
                <text:p>302777.198068</text:p>
              </table:table-cell>
              <table:table-cell office:value-type="float" office:value="11249402.3502">
                <text:p>11249402.350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05779.871084">
                <text:p>305779.871084</text:p>
              </table:table-cell>
              <table:table-cell office:value-type="float" office:value="12121603.1377">
                <text:p>12121603.137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08831.917874">
                <text:p>308831.917874</text:p>
              </table:table-cell>
              <table:table-cell office:value-type="float" office:value="12423919.2271">
                <text:p>12423919.227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14306.971014">
                <text:p>314306.971014</text:p>
              </table:table-cell>
              <table:table-cell office:value-type="float" office:value="12184485.8853">
                <text:p>12184485.88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34cm" svg:y="3.585cm" style:legend-expansion="high" chart:style-name="ch2"/>
        <chart:plot-area chart:style-name="ch3" table:cell-range-address="dstat_memtier.A1:dstat_memtier.A12 dstat_memtier.J1:dstat_memtier.K12" chart:data-source-has-labels="both" svg:x="0.32cm" svg:y="0.18cm" svg:width="9.7cm" svg:height="8.64cm">
          <chartooo:coordinate-region svg:x="1.368cm" svg:y="0.372cm" svg:width="8.452cm" svg:height="7.816cm"/>
          <chart:axis chart:dimension="x" chart:name="primary-x" chart:style-name="ch4" chartooo:axis-type="auto">
            <chartooo:date-scale/>
            <chart:categories table:cell-range-address="dstat_memtier.A2:dstat_memtier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stat_memtier.J2:dstat_memtier.J12" chart:label-cell-address="dstat_memtier.J1:dstat_memtier.J1" chart:class="chart:line">
            <chart:data-point chart:repeated="11"/>
          </chart:series>
          <chart:series chart:style-name="ch7" chart:values-cell-range-address="dstat_memtier.K2:dstat_memtier.K12" chart:label-cell-address="dstat_memtier.K1:dstat_memtier.K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ext Switches - READ-ONLY</text:p>
                <draw:g>
                  <svg:desc>dstat_memtier.J1:dstat_memtier.J1</svg:desc>
                </draw:g>
              </table:table-cell>
              <table:table-cell office:value-type="string">
                <text:p>Context Switches - WRITE-ONLY</text:p>
                <draw:g>
                  <svg:desc>dstat_memtier.K1:dstat_memtier.K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stat_memtier.A2:dstat_memtier.A12</svg:desc>
                </draw:g>
              </table:table-cell>
              <table:table-cell office:value-type="float" office:value="4337.83018599">
                <text:p>4337.83018599</text:p>
                <draw:g>
                  <svg:desc>dstat_memtier.J2:dstat_memtier.J12</svg:desc>
                </draw:g>
              </table:table-cell>
              <table:table-cell office:value-type="float" office:value="4403.09314493">
                <text:p>4403.09314493</text:p>
                <draw:g>
                  <svg:desc>dstat_memtier.K2:dstat_memtier.K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17.36818116">
                <text:p>2517.36818116</text:p>
              </table:table-cell>
              <table:table-cell office:value-type="float" office:value="3631.89925604">
                <text:p>3631.899256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80.70670411">
                <text:p>2080.70670411</text:p>
              </table:table-cell>
              <table:table-cell office:value-type="float" office:value="2966.79165097">
                <text:p>2966.7916509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02.68101691">
                <text:p>1802.68101691</text:p>
              </table:table-cell>
              <table:table-cell office:value-type="float" office:value="2622.62114734">
                <text:p>2622.621147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57.21443961">
                <text:p>1657.21443961</text:p>
              </table:table-cell>
              <table:table-cell office:value-type="float" office:value="2573.30322464">
                <text:p>2573.3032246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74.63635507">
                <text:p>1574.63635507</text:p>
              </table:table-cell>
              <table:table-cell office:value-type="float" office:value="2484.86237802">
                <text:p>2484.8623780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507.17176449">
                <text:p>1507.17176449</text:p>
              </table:table-cell>
              <table:table-cell office:value-type="float" office:value="2367.06783937">
                <text:p>2367.0678393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465.53120773">
                <text:p>1465.53120773</text:p>
              </table:table-cell>
              <table:table-cell office:value-type="float" office:value="2222.59302536">
                <text:p>2222.5930253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458.13340723">
                <text:p>1458.13340723</text:p>
              </table:table-cell>
              <table:table-cell office:value-type="float" office:value="1961.35688527">
                <text:p>1961.3568852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443.73179227">
                <text:p>1443.73179227</text:p>
              </table:table-cell>
              <table:table-cell office:value-type="float" office:value="1872.76498188">
                <text:p>1872.7649818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455.86597101">
                <text:p>1455.86597101</text:p>
              </table:table-cell>
              <table:table-cell office:value-type="float" office:value="2010.41721377">
                <text:p>2010.417213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